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paragraph-properties fo:text-align="center" style:justify-single-word="false"/>
      <style:text-properties style:font-name="Cambria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weight="bold" style:font-name-asian="Times New Roman2" style:font-weight-asian="bold" style:font-name-complex="Times New Roman2" style:font-weight-complex="bold"/>
    </style:style>
    <style:style style:name="T7" style:family="text">
      <style:text-properties style:font-name-asian="Times New Roman2" style:font-name-complex="Times New Roman2"/>
    </style:style>
    <style:style style:name="T8" style:family="text">
      <style:text-properties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9" style:family="text">
      <style:text-properties fo:font-weight="normal" style:font-name-asian="Times New Roman2" style:font-weight-asian="normal" style:font-name-complex="Times New Roman2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079.png" xlink:type="simple" xlink:show="embed" xlink:actuate="onLoad"/></draw:frame></text:p>
          </table:table-cell>
          <table:table-cell table:style-name="Table1.B1" office:value-type="string">
            <text:h text:style-name="P6" text:outline-level="1">Нижний или верхний предел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>| векторизован | <text:span text:style-name="T5">Cи</text:span> <text:span text:style-name="T2">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671cm" svg:height="1.769cm" draw:z-index="1"><draw:image xlink:href="../images/0079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4"><text:span text:style-name="T7">Блок </text:span><text:span text:style-name="T8">запоминает</text:span><text:span text:style-name="T9"> и выдает на выходной порт </text:span><text:span text:style-name="T8">экстремальное</text:span><text:span text:style-name="T9"> (минимальное или максимальное) значение входного сигнала (или экстремальные значения в векторе входных сигналов), зафиксированное (</text:span><text:span text:style-name="T3">-</text:span><text:span text:style-name="T9">ые) в процессе моделирования на данный момент времени</text:span><text:span text:style-name="T3">.</text:span></text:p>
            <text:p text:style-name="P4">Алгоритм блока при вычислении максимума:</text:p>
            <text:p text:style-name="P5"><draw:frame draw:style-name="fr3" draw:name="Object2" text:anchor-type="as-char" svg:width="8.744cm" svg:height="1.393cm" draw:z-index="2"><draw:object xlink:href="./Object 2" xlink:type="simple" xlink:show="embed" xlink:actuate="onLoad"/><draw:image xlink:href="./ObjectReplacements/Object 2" xlink:type="simple" xlink:show="embed" xlink:actuate="onLoad"/><svg:desc>formula</svg:desc></draw:frame>.</text:p>
            <text:p text:style-name="P4"><text:span text:style-name="T3">Алгоритм блока при вычислении м</text:span><text:span text:style-name="T9">инимума</text:span><text:span text:style-name="T3">:</text:span></text:p>
            <text:p text:style-name="P5"><draw:frame draw:style-name="fr3" draw:name="Object1" text:anchor-type="as-char" svg:width="8.744cm" svg:height="1.393cm" draw:z-index="3"><draw:object xlink:href="./Object 1" xlink:type="simple" xlink:show="embed" xlink:actuate="onLoad"/><draw:image xlink:href="./ObjectReplacements/Object 1" xlink:type="simple" xlink:show="embed" xlink:actuate="onLoad"/><svg:desc>formula</svg:desc></draw:frame>,</text:p>
            <text:p text:style-name="P4">где <text:span text:style-name="T4">x(t)</text:span><text:span text:style-name="T2"> </text:span>– вектор входных сигналов, <text:span text:style-name="T4">y(t)</text:span><text:span text:style-name="T2"> </text:span>– вектор выходных сигналов.</text:p>
            <text:p text:style-name="P4"><text:span text:style-name="T6">Свойство</text:span>:</text:p>
            <text:list xml:id="list9216243923162848445" text:style-name="L1">
              <text:list-item>
                <text:p text:style-name="P7">Тип операции – вычисление минимума сигнала или максимума сигнала.</text:p>
              </text:list-item>
            </text:list>
            <text:p text:style-name="P4"><text:span text:style-name="T1">Примечание:</text:span> для реализации векторной обработки преобразуемые сигналы должны быть «сжаты» в векторный входной сигнал посредством типового блока «Мультиплексор»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Нижний или верхний предел</dc:title>
    <dc:date>2014-12-09T12:49:33.13</dc:date>
    <meta:generator>OpenOffice/4.1.1$Win32 OpenOffice.org_project/411m6$Build-9775</meta:generator>
    <meta:editing-duration>PT2H7M45S</meta:editing-duration>
    <meta:editing-cycles>66</meta:editing-cycles>
    <meta:document-statistic meta:table-count="1" meta:image-count="2" meta:object-count="2" meta:page-count="1" meta:paragraph-count="15" meta:word-count="95" meta:character-count="692"/>
  </office:meta>
</office:document-meta>
</file>

<file path=Object 1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>
                      <mi>x</mi>
                      <mi>i</mi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sub>
                      <mi>x</mi>
                      <mi>i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sub>
                        <mi>y</mi>
                        <mi>i</mi>
                      </msub>
                    </mrow>
                    <mrow>
                      <mo stretchy="false">(</mo>
                      <mrow>
                        <mrow>
                          <mi>t</mi>
                          <mo stretchy="false">−</mo>
                          <mo stretchy="false">Δ</mo>
                        </mrow>
                        <mi>t</mi>
                      </mrow>
                      <mo stretchy="false">)</mo>
                    </mrow>
                  </mrow>
                </mtd>
              </mtr>
              <mtr>
                <mtd>
                  <mrow>
                    <msub>
                      <mi>y</mi>
                      <mi>i</mi>
                    </msub>
                    <mrow>
                      <mo stretchy="false">(</mo>
                      <mrow>
                        <mrow>
                          <mi>t</mi>
                          <mo stretchy="false">−</mo>
                          <mo stretchy="false">Δ</mo>
                        </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sub>
                      <mi>x</mi>
                      <mi>i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≥</mo>
                      <msub>
                        <mi>y</mi>
                        <mi>i</mi>
                      </msub>
                    </mrow>
                    <mrow>
                      <mo stretchy="false">(</mo>
                      <mrow>
                        <mrow>
                          <mi>t</mi>
                          <mo stretchy="false">−</mo>
                          <mo stretchy="false">Δ</mo>
                        </mrow>
                        <mi>t</mi>
                      </mrow>
                      <mo stretchy="false">)</mo>
                    </mrow>
                  </mrow>
                </mtd>
              </mtr>
            </mtable>
          </mrow>
        </mrow>
      </mrow>
    </mrow>
    <annotation encoding="StarMath 5.0">y_i(t) = left lbrace stack{
alignl x_i(t), ~ если ~ x_i(t) &lt; y_i(t-%DELTA t)  #
alignl y_i(t-%DELTA t), ~ если ~  x_i(t) &gt;= y_i(t-%DELTA t)  }
right none
</annotation>
  </semantics>
</math>
</file>

<file path=Object 2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>
                      <mi>x</mi>
                      <mi>i</mi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sub>
                      <mi>x</mi>
                      <mi>i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gt;</mo>
                      <msub>
                        <mi>y</mi>
                        <mi>i</mi>
                      </msub>
                    </mrow>
                    <mrow>
                      <mo stretchy="false">(</mo>
                      <mrow>
                        <mrow>
                          <mi>t</mi>
                          <mo stretchy="false">−</mo>
                          <mo stretchy="false">Δ</mo>
                        </mrow>
                        <mi>t</mi>
                      </mrow>
                      <mo stretchy="false">)</mo>
                    </mrow>
                  </mrow>
                </mtd>
              </mtr>
              <mtr>
                <mtd>
                  <mrow>
                    <msub>
                      <mi>y</mi>
                      <mi>i</mi>
                    </msub>
                    <mrow>
                      <mo stretchy="false">(</mo>
                      <mrow>
                        <mrow>
                          <mi>t</mi>
                          <mo stretchy="false">−</mo>
                          <mo stretchy="false">Δ</mo>
                        </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sub>
                      <mi>x</mi>
                      <mi>i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≤</mo>
                      <msub>
                        <mi>y</mi>
                        <mi>i</mi>
                      </msub>
                    </mrow>
                    <mrow>
                      <mo stretchy="false">(</mo>
                      <mrow>
                        <mrow>
                          <mi>t</mi>
                          <mo stretchy="false">−</mo>
                          <mo stretchy="false">Δ</mo>
                        </mrow>
                        <mi>t</mi>
                      </mrow>
                      <mo stretchy="false">)</mo>
                    </mrow>
                  </mrow>
                </mtd>
              </mtr>
            </mtable>
          </mrow>
        </mrow>
      </mrow>
    </mrow>
    <annotation encoding="StarMath 5.0">y_i(t) = left lbrace stack{
alignl x_i(t), ~ если ~ x_i(t) &gt; y_i(t-%DELTA t)  #
alignl y_i(t-%DELTA t), ~ если ~  x_i(t) &lt;= y_i(t-%DELTA t)  }
right none
</annotation>
  </semantics>
</math>
</file>